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a42e" officeooo:paragraph-rsid="000ba42e"/>
    </style:style>
    <style:style style:name="P2" style:family="paragraph" style:parent-style-name="Standard">
      <style:text-properties officeooo:rsid="000e0bda" officeooo:paragraph-rsid="000e0bda"/>
    </style:style>
    <style:style style:name="P3" style:family="paragraph" style:parent-style-name="Standard">
      <style:text-properties officeooo:rsid="000fc15e" officeooo:paragraph-rsid="000fc15e"/>
    </style:style>
    <style:style style:name="P4" style:family="paragraph" style:parent-style-name="Standard">
      <style:text-properties officeooo:rsid="000fc15e" officeooo:paragraph-rsid="00117a2f"/>
    </style:style>
    <style:style style:name="P5" style:family="paragraph" style:parent-style-name="Standard">
      <style:text-properties officeooo:rsid="000fc15e" officeooo:paragraph-rsid="001fd43c"/>
    </style:style>
    <style:style style:name="P6" style:family="paragraph" style:parent-style-name="Standard">
      <style:text-properties officeooo:rsid="00117a2f" officeooo:paragraph-rsid="00117a2f"/>
    </style:style>
    <style:style style:name="P7" style:family="paragraph" style:parent-style-name="Standard">
      <style:text-properties officeooo:rsid="00117a2f" officeooo:paragraph-rsid="0012e535"/>
    </style:style>
    <style:style style:name="P8" style:family="paragraph" style:parent-style-name="Standard">
      <style:text-properties officeooo:rsid="00117a2f" officeooo:paragraph-rsid="00144217"/>
    </style:style>
    <style:style style:name="P9" style:family="paragraph" style:parent-style-name="Standard">
      <style:text-properties officeooo:rsid="00117a2f" officeooo:paragraph-rsid="000e0bda"/>
    </style:style>
    <style:style style:name="P10" style:family="paragraph" style:parent-style-name="Standard">
      <style:text-properties officeooo:rsid="00117a2f" officeooo:paragraph-rsid="00191c88"/>
    </style:style>
    <style:style style:name="P11" style:family="paragraph" style:parent-style-name="Standard">
      <style:text-properties officeooo:rsid="00117a2f" officeooo:paragraph-rsid="001b111e"/>
    </style:style>
    <style:style style:name="P12" style:family="paragraph" style:parent-style-name="Standard">
      <style:text-properties officeooo:rsid="0012e535" officeooo:paragraph-rsid="0012e535"/>
    </style:style>
    <style:style style:name="P13" style:family="paragraph" style:parent-style-name="Standard">
      <style:text-properties officeooo:rsid="0012e535" officeooo:paragraph-rsid="00144217"/>
    </style:style>
    <style:style style:name="P14" style:family="paragraph" style:parent-style-name="Standard">
      <style:text-properties officeooo:rsid="0012e535" officeooo:paragraph-rsid="001b111e"/>
    </style:style>
    <style:style style:name="P15" style:family="paragraph" style:parent-style-name="Standard">
      <style:text-properties officeooo:rsid="0012e535" officeooo:paragraph-rsid="001c9347"/>
    </style:style>
    <style:style style:name="P16" style:family="paragraph" style:parent-style-name="Standard">
      <style:text-properties officeooo:rsid="0012e535" officeooo:paragraph-rsid="001fd43c"/>
    </style:style>
    <style:style style:name="P17" style:family="paragraph" style:parent-style-name="Standard">
      <style:text-properties officeooo:rsid="0012e535" officeooo:paragraph-rsid="0029d28f"/>
    </style:style>
    <style:style style:name="P18" style:family="paragraph" style:parent-style-name="Standard">
      <style:text-properties officeooo:rsid="0012e535" officeooo:paragraph-rsid="001e3288"/>
    </style:style>
    <style:style style:name="P19" style:family="paragraph" style:parent-style-name="Standard">
      <style:text-properties officeooo:rsid="0012e535" officeooo:paragraph-rsid="002b341a"/>
    </style:style>
    <style:style style:name="P20" style:family="paragraph" style:parent-style-name="Standard">
      <style:text-properties officeooo:rsid="0015ab36" officeooo:paragraph-rsid="0015ab36"/>
    </style:style>
    <style:style style:name="P21" style:family="paragraph" style:parent-style-name="Standard">
      <style:text-properties officeooo:rsid="0018b3e4" officeooo:paragraph-rsid="0018b3e4"/>
    </style:style>
    <style:style style:name="P22" style:family="paragraph" style:parent-style-name="Standard">
      <style:text-properties officeooo:rsid="001aa173" officeooo:paragraph-rsid="001aa173"/>
    </style:style>
    <style:style style:name="P23" style:family="paragraph" style:parent-style-name="Standard">
      <style:text-properties officeooo:rsid="001b111e" officeooo:paragraph-rsid="001b111e"/>
    </style:style>
    <style:style style:name="P24" style:family="paragraph" style:parent-style-name="Standard">
      <style:text-properties officeooo:rsid="001b111e" officeooo:paragraph-rsid="001c9347"/>
    </style:style>
    <style:style style:name="P25" style:family="paragraph" style:parent-style-name="Standard">
      <style:text-properties officeooo:rsid="001b111e" officeooo:paragraph-rsid="000ba42e"/>
    </style:style>
    <style:style style:name="P26" style:family="paragraph" style:parent-style-name="Standard">
      <style:text-properties officeooo:rsid="001d229d" officeooo:paragraph-rsid="001d229d"/>
    </style:style>
    <style:style style:name="P27" style:family="paragraph" style:parent-style-name="Standard">
      <style:text-properties officeooo:rsid="001e3288" officeooo:paragraph-rsid="001e3288"/>
    </style:style>
    <style:style style:name="P28" style:family="paragraph" style:parent-style-name="Standard">
      <style:text-properties officeooo:rsid="001eab54" officeooo:paragraph-rsid="001eab54"/>
    </style:style>
    <style:style style:name="P29" style:family="paragraph" style:parent-style-name="Standard">
      <style:text-properties officeooo:rsid="00144217" officeooo:paragraph-rsid="00149b93"/>
    </style:style>
    <style:style style:name="P30" style:family="paragraph" style:parent-style-name="Standard">
      <style:text-properties officeooo:rsid="001f5f3d" officeooo:paragraph-rsid="001f5f3d"/>
    </style:style>
    <style:style style:name="P31" style:family="paragraph" style:parent-style-name="Standard">
      <style:text-properties officeooo:rsid="0020b5f0" officeooo:paragraph-rsid="0020b5f0"/>
    </style:style>
    <style:style style:name="P32" style:family="paragraph" style:parent-style-name="Standard">
      <style:text-properties officeooo:rsid="0022b106" officeooo:paragraph-rsid="0022b106"/>
    </style:style>
    <style:style style:name="P33" style:family="paragraph" style:parent-style-name="Standard">
      <style:text-properties officeooo:rsid="001fd43c" officeooo:paragraph-rsid="001fd43c"/>
    </style:style>
    <style:style style:name="P34" style:family="paragraph" style:parent-style-name="Standard">
      <style:text-properties officeooo:rsid="00290d27" officeooo:paragraph-rsid="00290d27"/>
    </style:style>
    <style:style style:name="P35" style:family="paragraph" style:parent-style-name="Standard">
      <style:text-properties officeooo:rsid="00290d27" officeooo:paragraph-rsid="0022b106"/>
    </style:style>
    <style:style style:name="P36" style:family="paragraph" style:parent-style-name="Standard">
      <style:text-properties officeooo:rsid="0029d28f" officeooo:paragraph-rsid="0029d28f"/>
    </style:style>
    <style:style style:name="P37" style:family="paragraph" style:parent-style-name="Standard">
      <style:text-properties officeooo:rsid="002b341a" officeooo:paragraph-rsid="002b341a"/>
    </style:style>
    <style:style style:name="P38" style:family="paragraph" style:parent-style-name="Standard">
      <style:paragraph-properties fo:break-before="page"/>
      <style:text-properties officeooo:rsid="001e3288" officeooo:paragraph-rsid="001e3288"/>
    </style:style>
    <style:style style:name="P39" style:family="paragraph" style:parent-style-name="Standard">
      <style:paragraph-properties fo:break-before="page"/>
      <style:text-properties officeooo:rsid="001f5f3d" officeooo:paragraph-rsid="001f5f3d"/>
    </style:style>
    <style:style style:name="P40" style:family="paragraph" style:parent-style-name="Standard">
      <style:paragraph-properties fo:break-before="page"/>
      <style:text-properties officeooo:rsid="0029d28f" officeooo:paragraph-rsid="0029d28f"/>
    </style:style>
    <style:style style:name="P41" style:family="paragraph" style:parent-style-name="Standard">
      <style:text-properties officeooo:rsid="002b341a" officeooo:paragraph-rsid="002b341a"/>
    </style:style>
    <style:style style:name="P42" style:family="paragraph" style:parent-style-name="Standard">
      <style:text-properties officeooo:rsid="002d120a" officeooo:paragraph-rsid="002d120a"/>
    </style:style>
    <style:style style:name="P43" style:family="paragraph" style:parent-style-name="Standard">
      <style:paragraph-properties fo:break-before="page"/>
      <style:text-properties officeooo:rsid="002d120a" officeooo:paragraph-rsid="002d120a"/>
    </style:style>
    <style:style style:name="P44" style:family="paragraph">
      <style:paragraph-properties fo:text-align="center"/>
    </style:style>
    <style:style style:name="T1" style:family="text">
      <style:text-properties officeooo:rsid="00117a2f"/>
    </style:style>
    <style:style style:name="T2" style:family="text">
      <style:text-properties officeooo:rsid="00144217"/>
    </style:style>
    <style:style style:name="T3" style:family="text">
      <style:text-properties officeooo:rsid="001aa173"/>
    </style:style>
    <style:style style:name="T4" style:family="text">
      <style:text-properties officeooo:rsid="001b111e"/>
    </style:style>
    <style:style style:name="T5" style:family="text">
      <style:text-properties officeooo:rsid="001c9347"/>
    </style:style>
    <style:style style:name="T6" style:family="text">
      <style:text-properties officeooo:rsid="001eab54"/>
    </style:style>
    <style:style style:name="T7" style:family="text">
      <style:text-properties officeooo:rsid="001f5264"/>
    </style:style>
    <style:style style:name="T8" style:family="text">
      <style:text-properties officeooo:rsid="001f5f3d"/>
    </style:style>
    <style:style style:name="T9" style:family="text">
      <style:text-properties officeooo:rsid="0029d2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ГДО<text:span text:style-name="T8">(граница двух областей)</text:span> — часть линии, которая является границей двух прилегающих областей</text:p>
      <text:p text:style-name="P30">н. у. - начальные условия</text:p>
      <text:p text:style-name="P1"><draw:frame draw:style-name="fr1" draw:name="Объект17" text:anchor-type="as-char" svg:y="-0.379cm" svg:width="0.771cm" svg:height="0.524cm" draw:z-index="68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">- деление x по модулю y</text:span></text:p>
      <text:p text:style-name="P25">(+) - добавлено новое условие относительно предыдущего случая</text:p>
      <text:p text:style-name="P1">Обозначения</text:p>
      <text:p text:style-name="P1"><draw:frame draw:style-name="fr1" draw:name="Объект2" text:anchor-type="as-char" svg:y="-0.377cm" svg:width="0.811cm" svg:height="0.533cm" draw:z-index="2"><draw:object xlink:href="./Object 2" xlink:type="simple" xlink:show="embed" xlink:actuate="onLoad"/><draw:image xlink:href="./ObjectReplacements/Object 2" xlink:type="simple" xlink:show="embed" xlink:actuate="onLoad"/></draw:frame> — количество линий</text:p>
      <text:p text:style-name="P1"><draw:frame draw:style-name="fr1" draw:name="Объект4" text:anchor-type="as-char" svg:y="-0.377cm" svg:width="0.78cm" svg:height="0.57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 — минимальное количество красок</text:p>
      <text:p text:style-name="P1"><draw:frame draw:style-name="fr1" draw:name="Объект5" text:anchor-type="as-char" svg:y="-0.377cm" svg:width="0.536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— <text:span text:style-name="T1">количество областей, которые ограничены ГДО, хотя бы с одной стороны</text:span></text:p>
      <text:p text:style-name="P6"><draw:frame draw:style-name="fr1" draw:name="Объект6" text:anchor-type="as-char" svg:y="-0.377cm" svg:width="0.931cm" svg:height="0.533cm" draw:z-index="30"><draw:object xlink:href="./Object 6" xlink:type="simple" xlink:show="embed" xlink:actuate="onLoad"/><draw:image xlink:href="./ObjectReplacements/Object 6" xlink:type="simple" xlink:show="embed" xlink:actuate="onLoad"/><svg:desc>формула</svg:desc></draw:frame> — количество <text:span text:style-name="T2">ГДО</text:span> между областями</text:p>
      <text:p text:style-name="P20"><draw:frame draw:style-name="fr1" draw:name="Объект7" text:anchor-type="as-char" svg:y="-0.377cm" svg:width="0.893cm" svg:height="0.533cm" draw:z-index="32"><draw:object xlink:href="./Object 7" xlink:type="simple" xlink:show="embed" xlink:actuate="onLoad"/><draw:image xlink:href="./ObjectReplacements/Object 7" xlink:type="simple" xlink:show="embed" xlink:actuate="onLoad"/><svg:desc>формула</svg:desc></draw:frame> — количество точек пересечения <text:span text:style-name="T9">у одной линии, либо у окружности</text:span></text:p>
      <text:p text:style-name="P20"><draw:frame draw:style-name="fr1" draw:name="Объект20" text:anchor-type="as-char" svg:y="-0.377cm" svg:width="0.804cm" svg:height="0.533cm" draw:z-index="56"><draw:object xlink:href="./Object 20" xlink:type="simple" xlink:show="embed" xlink:actuate="onLoad"/><draw:image xlink:href="./ObjectReplacements/Object 20" xlink:type="simple" xlink:show="embed" xlink:actuate="onLoad"/><svg:desc>формула</svg:desc></draw:frame>- <text:span text:style-name="T8">количество окружностей</text:span></text:p>
      <text:p text:style-name="P39">н. у. для задач 1, 2</text:p>
      <text:p text:style-name="P30"><draw:frame draw:style-name="fr1" draw:name="Объект16" text:anchor-type="as-char" svg:y="-0.377cm" svg:width="1.468cm" svg:height="0.533cm" draw:z-index="5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0"><draw:frame draw:style-name="fr1" draw:name="Объект8" text:anchor-type="as-char" svg:y="-0.377cm" svg:width="1.102cm" svg:height="0.533cm" draw:z-index="5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0"/>
      <text:p text:style-name="P39">1.</text:p>
      <text:p text:style-name="P30"><draw:rect text:anchor-type="paragraph" draw:z-index="38" draw:style-name="gr1" draw:text-style-name="P44" svg:width="7.219cm" svg:height="1.045cm" svg:x="8.117cm" svg:y="0.002cm"><text:p/></draw:rect>н. у.</text:p>
      <text:p text:style-name="P8"><draw:frame draw:style-name="fr1" draw:name="Объект19" text:anchor-type="as-char" svg:y="-0.377cm" svg:width="1.378cm" svg:height="0.533cm" draw:z-index="4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3"/>
      <text:p text:style-name="P12"><text:span text:style-name="T3">I </text:span>с<text:span text:style-name="T3">л</text:span>уча<text:span text:style-name="T3">й</text:span></text:p>
      <text:p text:style-name="P14"><text:span text:style-name="T3"><draw:frame draw:style-name="fr1" draw:name="Объект10" text:anchor-type="as-char" svg:y="-0.39cm" svg:width="3.29cm" svg:height="0.543cm" draw:z-index="5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(+)</text:span></text:p>
      <text:p text:style-name="P3"><draw:rect text:anchor-type="paragraph" draw:z-index="33" draw:style-name="gr1" draw:text-style-name="P44" svg:width="6.365cm" svg:height="0.295cm" svg:x="8.602cm" svg:y="0.326cm"><text:p/></draw:rect><draw:frame draw:style-name="fr1" draw:name="Объект1" text:anchor-type="as-char" svg:y="-0.377cm" svg:width="2.004cm" svg:height="0.533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6"><draw:rect text:anchor-type="paragraph" draw:z-index="34" draw:style-name="gr1" draw:text-style-name="P44" svg:width="6.351cm" svg:height="0.133cm" svg:x="8.645cm" svg:y="0.441cm"><text:p/></draw:rect><draw:frame draw:style-name="fr1" draw:name="Объект3" text:anchor-type="as-char" svg:y="-0.377cm" svg:width="1.896cm" svg:height="0.53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"/>
      <text:p text:style-name="P10"><text:span text:style-name="T3">II с</text:span>луча<text:span text:style-name="T3">й</text:span> </text:p>
      <text:p text:style-name="P11"><draw:frame draw:style-name="fr1" draw:name="Объект15" text:anchor-type="as-char" svg:y="-0.377cm" svg:width="1.457cm" svg:height="0.533cm" draw:z-index="39"><draw:object xlink:href="./Object 15" xlink:type="simple" xlink:show="embed" xlink:actuate="onLoad"/><draw:image xlink:href="./ObjectReplacements/Object 15" xlink:type="simple" xlink:show="embed" xlink:actuate="onLoad"/></draw:frame><text:span text:style-name="T4">(+)</text:span></text:p>
      <text:p text:style-name="P21"><draw:line text:anchor-type="paragraph" draw:z-index="1" draw:style-name="gr1" draw:text-style-name="P44" svg:x1="10.112cm" svg:y1="3.792cm" svg:x2="17.609cm" svg:y2="0cm"><text:p/></draw:line><draw:line text:anchor-type="paragraph" draw:z-index="0" draw:style-name="gr1" draw:text-style-name="P44" svg:x1="10.86cm" svg:y1="0cm" svg:x2="16.975cm" svg:y2="4.263cm"><text:p/></draw:line><draw:frame draw:style-name="fr1" draw:name="Объект11" text:anchor-type="as-char" svg:y="-0.379cm" svg:width="1.418cm" svg:height="0.547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<draw:frame draw:style-name="fr1" draw:name="Объект12" text:anchor-type="as-char" svg:y="-0.379cm" svg:width="1.813cm" svg:height="0.547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3"><draw:frame draw:style-name="fr1" draw:name="Объект14" text:anchor-type="as-char" svg:y="-0.377cm" svg:width="2.006cm" svg:height="0.533cm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6">когда будет достигнута <text:span text:style-name="T2">ГДО</text:span> с номером равным ne</text:p>
      <text:p text:style-name="P6">то последняя <text:span text:style-name="T2">ГДО</text:span> будет разделять первую и последнюю</text:p>
      <text:p text:style-name="P6">область</text:p>
      <text:p text:style-name="P12"/>
      <text:p text:style-name="P12">Для первых <text:span text:style-name="T4">2</text:span>-<text:span text:style-name="T2">х </text:span>случаев:</text:p>
      <text:p text:style-name="P7"/>
      <text:p text:style-name="P7"><text:span text:style-name="T5">краска </text:span>меня<text:span text:style-name="T5">е</text:span>т<text:span text:style-name="T5">ся</text:span> на противоположн<text:span text:style-name="T5">ую</text:span> на каждом шаге, <text:span text:style-name="T5">при пересечении границы прилегающих областей</text:span></text:p>
      <text:p text:style-name="P7"/>
      <text:p text:style-name="P2"/>
      <text:p text:style-name="P22">I<text:span text:style-name="T4">II</text:span> случай</text:p>
      <text:p text:style-name="P23"/>
      <text:p text:style-name="P24"><draw:line text:anchor-type="paragraph" draw:z-index="6" draw:style-name="gr1" draw:text-style-name="P44" svg:x1="11.938cm" svg:y1="0.123cm" svg:x2="11.938cm" svg:y2="3.725cm"><text:p/></draw:line><draw:line text:anchor-type="paragraph" draw:z-index="7" draw:style-name="gr1" draw:text-style-name="P44" svg:x1="12.938cm" svg:y1="0.065cm" svg:x2="12.938cm" svg:y2="3.857cm"><text:p/></draw:line><draw:line text:anchor-type="paragraph" draw:z-index="8" draw:style-name="gr1" draw:text-style-name="P44" svg:x1="13.658cm" svg:y1="0.212cm" svg:x2="13.658cm" svg:y2="3.329cm"><text:p/></draw:line><draw:line text:anchor-type="paragraph" draw:z-index="12" draw:style-name="gr1" draw:text-style-name="P44" svg:x1="14.393cm" svg:y1="0.432cm" svg:x2="14.393cm" svg:y2="2.99cm"><text:p/></draw:line><draw:frame draw:style-name="fr1" draw:name="Объект9" text:anchor-type="as-char" svg:y="-0.39cm" svg:width="4.413cm" svg:height="0.543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(+)</text:p>
      <text:p text:style-name="P26"><draw:line text:anchor-type="paragraph" draw:z-index="13" draw:style-name="gr1" draw:text-style-name="P44" svg:x1="14.848cm" svg:y1="0.206cm" svg:x2="14.848cm" svg:y2="2.543cm"><text:p/></draw:line>из <text:s/>II случая следует, что вокруг каждой точки пересечения</text:p>
      <text:p text:style-name="P23"><draw:line text:anchor-type="paragraph" draw:z-index="5" draw:style-name="gr1" draw:text-style-name="P44" svg:x1="10.336cm" svg:y1="0.247cm" svg:x2="17.51cm" svg:y2="1.542cm"><text:p/></draw:line><draw:frame draw:style-name="fr1" draw:name="Объект13" text:anchor-type="as-char" svg:y="-0.379cm" svg:width="1.418cm" svg:height="0.547cm" draw:z-index="2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6">при этом при переходе вдоль линии к след точке пересечения</text:p>
      <text:p text:style-name="P26">имеется 2 общих области, раскрашенных в 2 разные краски</text:p>
      <text:p text:style-name="P26">поэтому при переходе к любой следующей точке пересечения</text:p>
      <text:p text:style-name="P26">краски прилегающих областей будут меняться на противоположные</text:p>
      <text:p text:style-name="P26"/>
      <text:p text:style-name="P26">IV случай</text:p>
      <text:p text:style-name="P26"><draw:line text:anchor-type="paragraph" draw:z-index="19" draw:style-name="gr1" draw:text-style-name="P44" svg:x1="12.555cm" svg:y1="0.437cm" svg:x2="16.7cm" svg:y2="4.582cm"><text:p/></draw:line></text:p>
      <text:p text:style-name="P26"><draw:line text:anchor-type="paragraph" draw:z-index="25" draw:style-name="gr1" draw:text-style-name="P44" svg:x1="11.601cm" svg:y1="0.259cm" svg:x2="16.245cm" svg:y2="4.903cm"><text:p/></draw:line><draw:line text:anchor-type="paragraph" draw:z-index="22" draw:style-name="gr1" draw:text-style-name="P44" svg:x1="14.041cm" svg:y1="0.141cm" svg:x2="17.599cm" svg:y2="3.699cm"><text:p/></draw:line><draw:line text:anchor-type="paragraph" draw:z-index="20" draw:style-name="gr1" draw:text-style-name="P44" svg:x1="11.733cm" svg:y1="0.141cm" svg:x2="16.099cm" svg:y2="4.507cm"><text:p/></draw:line>также как и для III случая, с отличием, что движение</text:p>
      <text:p text:style-name="P26">к следующей точке может осуществляться любом направлении</text:p>
      <text:p text:style-name="P26">вдоль любой прилегающей линии</text:p>
      <text:p text:style-name="P23"><draw:line text:anchor-type="paragraph" draw:z-index="14" draw:style-name="gr1" draw:text-style-name="P44" svg:x1="10.601cm" svg:y1="0.258cm" svg:x2="17.274cm" svg:y2="0.258cm"><text:p/></draw:line></text:p>
      <text:p text:style-name="P23"/>
      <text:p text:style-name="P23"><draw:line text:anchor-type="paragraph" draw:z-index="15" draw:style-name="gr1" draw:text-style-name="P44" svg:x1="10.527cm" svg:y1="0.078cm" svg:x2="17.378cm" svg:y2="0.078cm"><text:p/></draw:line></text:p>
      <text:p text:style-name="P23"><draw:line text:anchor-type="paragraph" draw:z-index="16" draw:style-name="gr1" draw:text-style-name="P44" svg:x1="10.483cm" svg:y1="0.282cm" svg:x2="17.466cm" svg:y2="0.282cm"><text:p/></draw:line></text:p>
      <text:p text:style-name="P23"><draw:line text:anchor-type="paragraph" draw:z-index="17" draw:style-name="gr1" draw:text-style-name="P44" svg:x1="10.836cm" svg:y1="0.176cm" svg:x2="17.362cm" svg:y2="0.176cm"><text:p/></draw:line></text:p>
      <text:p text:style-name="P27"><draw:line text:anchor-type="paragraph" draw:z-index="18" draw:style-name="gr1" draw:text-style-name="P44" svg:x1="11.116cm" svg:y1="0.337cm" svg:x2="17.48cm" svg:y2="0.337cm"><text:p/></draw:line></text:p>
      <text:p text:style-name="P38"><draw:line text:anchor-type="paragraph" draw:z-index="29" draw:style-name="gr1" draw:text-style-name="P44" svg:x1="12.681cm" svg:y1="0.482cm" svg:x2="14.505cm" svg:y2="6.656cm"><text:p/></draw:line>V случай</text:p>
      <text:p text:style-name="P27"><draw:line text:anchor-type="paragraph" draw:z-index="26" draw:style-name="gr1" draw:text-style-name="P44" svg:x1="9.594cm" svg:y1="0.466cm" svg:x2="16.798cm" svg:y2="4.523cm"><text:p/></draw:line><draw:line text:anchor-type="paragraph" draw:z-index="27" draw:style-name="gr1" draw:text-style-name="P44" svg:x1="9.698cm" svg:y1="3.919cm" svg:x2="16.9cm" svg:y2="0.127cm"><text:p/></draw:line><draw:line text:anchor-type="paragraph" draw:z-index="31" draw:style-name="gr1" draw:text-style-name="P44" svg:x1="11.314cm" svg:y1="0.127cm" svg:x2="15.166cm" svg:y2="5.669cm"><text:p/></draw:line>Аналогично случаю IV при движении к <text:span text:style-name="T6">любой</text:span> соседней точке</text:p>
      <text:p text:style-name="P27">пересечения <text:span text:style-name="T6">линий вдоль линии</text:span>, имеется 2 общие области</text:p>
      <text:p text:style-name="P27">между этими точками, <text:span text:style-name="T7">между</text:span> которы<text:span text:style-name="T7">ми</text:span> <text:span text:style-name="T7">проходит</text:span> <text:span text:style-name="T7">ГДО</text:span></text:p>
      <text:p text:style-name="P27">они раскрашены в противоположные краски</text:p>
      <text:p text:style-name="P27">поэтому все области вокруг точек <text:span text:style-name="T6">могут быть раскрашены всего</text:span></text:p>
      <text:p text:style-name="P28"><text:span text:style-name="T6">2 </text:span>красками</text:p>
      <text:p text:style-name="P23"/>
      <text:p text:style-name="P15"/>
      <text:p text:style-name="P15"/>
      <text:p text:style-name="P18"/>
      <text:p text:style-name="P39">2.</text:p>
      <text:p text:style-name="P30">н. у.</text:p>
      <text:p text:style-name="P30"><draw:frame draw:style-name="fr1" draw:name="Объект21" text:anchor-type="as-char" svg:y="-0.377cm" svg:width="1.369cm" svg:height="0.533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0"/>
      <text:p text:style-name="P16"><text:span text:style-name="T3">I </text:span>с<text:span text:style-name="T3">л</text:span>уча<text:span text:style-name="T3">й</text:span></text:p>
      <text:p text:style-name="P16"><text:span text:style-name="T3"><draw:frame draw:style-name="fr1" draw:name="Объект23" text:anchor-type="as-char" svg:y="-0.39cm" svg:width="3.274cm" svg:height="0.543cm" draw:z-index="3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3">(+)</text:span></text:p>
      <text:p text:style-name="P17"><text:span text:style-name="T3"><draw:frame draw:style-name="fr1" draw:name="Объект25" text:anchor-type="as-char" svg:y="-0.377cm" svg:width="2.612cm" svg:height="0.533cm" draw:z-index="7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3">(+)</text:span></text:p>
      <text:p text:style-name="P5"><draw:frame draw:style-name="fr1" draw:name="Объект24" text:anchor-type="as-char" svg:y="-0.377cm" svg:width="1.995cm" svg:height="0.533cm" draw:z-index="37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3"><draw:frame draw:style-name="fr1" draw:name="Объект22" text:anchor-type="as-char" svg:y="-0.377cm" svg:width="1.887cm" svg:height="0.533cm" draw:z-index="45"><draw:object xlink:href="./Object 22" xlink:type="simple" xlink:show="embed" xlink:actuate="onLoad"/><draw:image xlink:href="./ObjectReplacements/Object 22" xlink:type="simple" xlink:show="embed" xlink:actuate="onLoad"/></draw:frame></text:p>
      <text:p text:style-name="P36">любые две окружности могут находится на одной общей области, если они не находятся внутри друг друга</text:p>
      <text:p text:style-name="P31"/>
      <text:p text:style-name="P31">которая имеет определенную краску.</text:p>
      <text:p text:style-name="P32">Краска меняется на противоположную</text:p>
      <text:p text:style-name="P32">при пересечении окружности</text:p>
      <text:p text:style-name="P35"><draw:circle text:anchor-type="paragraph" draw:z-index="41" draw:style-name="gr3" draw:text-style-name="P44" svg:width="4.022cm" svg:height="4.022cm" svg:x="14.393cm" svg:y="0.004cm"><text:p/></draw:circle></text:p>
      <text:p text:style-name="P34">При добавлении каждого ново<text:span text:style-name="T9">й</text:span> <text:span text:style-name="T9">о</text:span>кру<text:span text:style-name="T9">жности</text:span>, он<text:span text:style-name="T9">а</text:span> окрашивается</text:p>
      <text:p text:style-name="P34"><draw:circle text:anchor-type="paragraph" draw:z-index="67" draw:style-name="gr1" draw:text-style-name="P44" svg:width="1.377cm" svg:height="1.377cm" svg:x="11.128cm" svg:y="12.92cm"><text:p/></draw:circle><draw:circle text:anchor-type="paragraph" draw:z-index="66" draw:style-name="gr1" draw:text-style-name="P44" svg:width="1.35cm" svg:height="1.35cm" svg:x="8.879cm" svg:y="13.053cm"><text:p/></draw:circle><draw:circle text:anchor-type="paragraph" draw:z-index="65" draw:style-name="gr1" draw:text-style-name="P44" svg:width="0.715cm" svg:height="0.715cm" svg:x="8.297cm" svg:y="10.486cm"><text:p/></draw:circle><draw:circle text:anchor-type="paragraph" draw:z-index="64" draw:style-name="gr1" draw:text-style-name="P44" svg:width="0.768cm" svg:height="0.768cm" svg:x="11.975cm" svg:y="10.222cm"><text:p/></draw:circle><draw:circle text:anchor-type="paragraph" draw:z-index="40" draw:style-name="gr2" draw:text-style-name="P44" svg:width="3.335cm" svg:height="3.335cm" svg:x="8.879cm" svg:y="9.94cm"><text:p/></draw:circle><draw:ellipse text:anchor-type="paragraph" draw:z-index="63" draw:style-name="gr1" draw:text-style-name="P44" svg:width="0.436cm" svg:height="0.475cm" svg:x="11.804cm" svg:y="8.53cm"><text:p/></draw:ellipse><draw:circle text:anchor-type="paragraph" draw:z-index="62" draw:style-name="gr1" draw:text-style-name="P44" svg:width="0.98cm" svg:height="0.98cm" svg:x="10.811cm" svg:y="6.597cm"><text:p/></draw:circle><draw:circle text:anchor-type="paragraph" draw:z-index="61" draw:style-name="gr5" draw:text-style-name="P44" svg:width="1.987cm" svg:height="1.987cm" svg:x="10.511cm" svg:y="6.315cm"><text:p/></draw:circle><draw:circle text:anchor-type="paragraph" draw:z-index="60" draw:style-name="gr1" draw:text-style-name="P44" svg:width="2.259cm" svg:height="2.259cm" svg:x="10.352cm" svg:y="6.272cm"><text:p/></draw:circle><draw:circle text:anchor-type="paragraph" draw:z-index="59" draw:style-name="gr1" draw:text-style-name="P44" svg:width="0.867cm" svg:height="0.867cm" svg:x="7.939cm" svg:y="6.082cm"><text:p/></draw:circle><draw:circle text:anchor-type="paragraph" draw:z-index="55" draw:style-name="gr5" draw:text-style-name="P44" svg:width="1.765cm" svg:height="1.765cm" svg:x="7.793cm" svg:y="5.45cm"><text:p/></draw:circle><draw:circle text:anchor-type="paragraph" draw:z-index="54" draw:style-name="gr1" draw:text-style-name="P44" svg:width="1.953cm" svg:height="1.953cm" svg:x="7.719cm" svg:y="5.35cm"><text:p/></draw:circle><draw:circle text:anchor-type="paragraph" draw:z-index="53" draw:style-name="gr1" draw:text-style-name="P44" svg:width="0.648cm" svg:height="0.648cm" svg:x="11.026cm" svg:y="5.158cm"><text:p/></draw:circle><draw:circle text:anchor-type="paragraph" draw:z-index="52" draw:style-name="gr5" draw:text-style-name="P44" svg:width="1.53cm" svg:height="1.53cm" svg:x="10.82cm" svg:y="4.538cm"><text:p/></draw:circle><draw:circle text:anchor-type="paragraph" draw:z-index="51" draw:style-name="gr1" draw:text-style-name="P44" svg:width="2.087cm" svg:height="2.087cm" svg:x="10.687cm" svg:y="4.186cm"><text:p/></draw:circle><draw:ellipse text:anchor-type="paragraph" draw:z-index="49" draw:style-name="gr4" draw:text-style-name="P44" svg:width="2.25cm" svg:height="2.251cm" svg:x="7.631cm" svg:y="5.195cm"><text:p/></draw:ellipse><draw:circle text:anchor-type="paragraph" draw:z-index="48" draw:style-name="gr3" draw:text-style-name="P44" svg:width="3.629cm" svg:height="3.629cm" svg:x="6.883cm" svg:y="4.673cm"><text:p/></draw:circle><draw:circle text:anchor-type="paragraph" draw:z-index="47" draw:style-name="gr1" draw:text-style-name="P44" svg:width="2.964cm" svg:height="2.964cm" svg:x="10.07cm" svg:y="0.3cm"><text:p/></draw:circle><draw:circle text:anchor-type="paragraph" draw:z-index="44" draw:style-name="gr1" draw:text-style-name="P44" svg:width="2.941cm" svg:height="2.941cm" svg:x="4.558cm" svg:y="2.254cm"><text:p/></draw:circle><draw:circle text:anchor-type="paragraph" draw:z-index="43" draw:style-name="gr4" draw:text-style-name="P44" svg:width="6.659cm" svg:height="6.659cm" svg:x="6.798cm" svg:y="3.14cm"><text:p/></draw:circle><draw:circle text:anchor-type="paragraph" draw:z-index="42" draw:style-name="gr1" draw:text-style-name="P44" svg:width="6.889cm" svg:height="6.889cm" svg:x="6.657cm" svg:y="3.052cm"><text:p/></draw:circle>в цвет противоположный, <text:span text:style-name="T9">относительно области</text:span></text:p>
      <text:p text:style-name="P36">на которой рисуется, так как ГДО замкнутая</text:p>
      <text:p text:style-name="P40"><draw:circle text:anchor-type="paragraph" draw:z-index="76" draw:style-name="gr6" draw:text-style-name="P44" svg:width="1.191cm" svg:height="1.191cm" svg:x="10.352cm" svg:y="7.068cm"><text:p/></draw:circle><draw:circle text:anchor-type="paragraph" draw:z-index="75" draw:style-name="gr6" draw:text-style-name="P44" svg:width="6.836cm" svg:height="6.836cm" svg:x="6.031cm" svg:y="3.387cm"><text:p/></draw:circle><draw:circle text:anchor-type="paragraph" draw:z-index="74" draw:style-name="gr6" draw:text-style-name="P44" svg:width="1.036cm" svg:height="1.036cm" svg:x="10.021cm" svg:y="3.233cm"><text:p/></draw:circle><draw:circle text:anchor-type="paragraph" draw:z-index="73" draw:style-name="gr6" draw:text-style-name="P44" svg:width="0.795cm" svg:height="0.795cm" svg:x="6.163cm" svg:y="4.687cm"><text:p/></draw:circle><draw:circle text:anchor-type="paragraph" draw:z-index="72" draw:style-name="gr6" draw:text-style-name="P44" svg:width="4.52cm" svg:height="4.52cm" svg:x="4.708cm" svg:y="2.593cm"><text:p/></draw:circle><draw:circle text:anchor-type="paragraph" draw:z-index="70" draw:style-name="gr6" draw:text-style-name="P44" svg:width="4.301cm" svg:height="4.301cm" svg:x="8.257cm" svg:y="1.909cm"><text:p/></draw:circle><draw:circle text:anchor-type="paragraph" draw:z-index="69" draw:style-name="gr6" draw:text-style-name="P44" svg:width="4.037cm" svg:height="4.037cm" svg:x="6.316cm" svg:y="0.497cm"><text:p/></draw:circle>II Случай</text:p>
      <text:p text:style-name="P37">Когда окружности пересекаются</text:p>
      <text:p text:style-name="P37">доказательство аналогично доказательству</text:p>
      <text:p text:style-name="P37">для прямых линий</text:p>
      <text:p text:style-name="P37">так как вокруг любой</text:p>
      <text:p text:style-name="P37">точки пересечения</text:p>
      <text:p text:style-name="P37">четное количество областей</text:p>
      <text:p text:style-name="P37">и при движении к соседней</text:p>
      <text:p text:style-name="P37">точке пересечения</text:p>
      <text:p text:style-name="P37">имеются 2 общие области</text:p>
      <text:p text:style-name="P37"/>
      <text:p text:style-name="P37"/>
      <text:p text:style-name="P37"/>
      <text:p text:style-name="P37"/>
      <text:p text:style-name="P37">из всех случаев задач 1 и 2 </text:p>
      <text:p text:style-name="P19">=&gt; <draw:frame draw:style-name="fr1" draw:name="Объект18" text:anchor-type="as-char" svg:y="-0.386cm" svg:width="2.293cm" svg:height="0.579cm" draw:z-index="7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7"/>
      <text:p text:style-name="P37"/>
      <text:p text:style-name="P43">3.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7:48:12.461568415</meta:creation-date>
    <dc:date>2014-02-02T14:28:40.826887680</dc:date>
    <meta:editing-duration>PT2H36M36S</meta:editing-duration>
    <meta:editing-cycles>10</meta:editing-cycles>
    <meta:generator>LibreOffice/4.1.3.2$Linux_X86_64 LibreOffice_project/410m0$Build-2</meta:generator>
    <meta:document-statistic meta:table-count="0" meta:image-count="0" meta:object-count="25" meta:page-count="7" meta:paragraph-count="78" meta:word-count="314" meta:character-count="2063" meta:non-whitespace-character-count="1801"/>
  </office:meta>
</office:document-meta>
</file>

<file path=Object 1/content.xml><?xml version="1.0" encoding="utf-8"?>
<math xmlns="http://www.w3.org/1998/Math/MathML">
  <semantics>
    <mrow>
      <mrow>
        <msub>
          <mi>n</mi>
          <mrow>
            <mi>r</mi>
          </mrow>
        </msub>
        <mo stretchy="false">=</mo>
        <mrow>
          <msub>
            <mi>n</mi>
            <mrow>
              <mi mathvariant="italic">лин</mi>
            </mrow>
          </msub>
          <mo stretchy="false">+</mo>
          <mn>1</mn>
        </mrow>
      </mrow>
    </mrow>
    <annotation encoding="StarMath 5.0">n_{r} = n_{лин} + 1</annotation>
  </semantics>
</math>
</file>

<file path=Object 10/content.xml><?xml version="1.0" encoding="utf-8"?>
<math xmlns="http://www.w3.org/1998/Math/MathML">
  <semantics>
    <mrow>
      <mo stretchy="false">∀</mo>
      <mrow>
        <msub>
          <mi>n</mi>
          <mrow>
            <mi mathvariant="italic">лин</mi>
          </mrow>
        </msub>
        <mo stretchy="false">∈</mo>
        <mo stretchy="false">ℕ</mo>
      </mrow>
      <mi>,</mi>
      <mrow>
        <msub>
          <mi>n</mi>
          <mrow>
            <mi mathvariant="italic">лин</mi>
          </mrow>
        </msub>
        <mo stretchy="false">⩾</mo>
        <mn>2</mn>
      </mrow>
    </mrow>
    <annotation encoding="StarMath 5.0">forall n_{лин} in setN, n_{лин}geslant 2</annotation>
  </semantics>
</math>
</file>

<file path=Object 11/content.xml><?xml version="1.0" encoding="utf-8"?>
<math xmlns="http://www.w3.org/1998/Math/MathML">
  <semantics>
    <mrow>
      <mrow>
        <msub>
          <mrow>
            <mfenced open="∣" close="∣">
              <mrow>
                <msub>
                  <mi>n</mi>
                  <mrow>
                    <mi>r</mi>
                  </mrow>
                </msub>
              </mrow>
            </mfenced>
          </mrow>
          <mn>2</mn>
        </msub>
        <mo stretchy="false">=</mo>
        <mn>0</mn>
      </mrow>
    </mrow>
    <annotation encoding="StarMath 5.0">{abs{n_{r}}}_2 = 0</annotation>
  </semantics>
</math>
</file>

<file path=Object 12/content.xml><?xml version="1.0" encoding="utf-8"?>
<math xmlns="http://www.w3.org/1998/Math/MathML">
  <semantics>
    <mrow>
      <mrow>
        <msub>
          <mrow>
            <mfenced open="∣" close="∣">
              <mrow>
                <msub>
                  <mi>n</mi>
                  <mrow>
                    <mi mathvariant="italic">ГДО</mi>
                  </mrow>
                </msub>
              </mrow>
            </mfenced>
          </mrow>
          <mn>2</mn>
        </msub>
        <mo stretchy="false">=</mo>
        <mn>0</mn>
      </mrow>
    </mrow>
    <annotation encoding="StarMath 5.0">{abs{n_{ГДО}}}_2 = 0</annotation>
  </semantics>
</math>
</file>

<file path=Object 13/content.xml><?xml version="1.0" encoding="utf-8"?>
<math xmlns="http://www.w3.org/1998/Math/MathML">
  <semantics>
    <mrow>
      <mrow>
        <msub>
          <mrow>
            <mfenced open="∣" close="∣">
              <mrow>
                <msub>
                  <mi>n</mi>
                  <mrow>
                    <mi>r</mi>
                  </mrow>
                </msub>
              </mrow>
            </mfenced>
          </mrow>
          <mn>2</mn>
        </msub>
        <mo stretchy="false">=</mo>
        <mn>0</mn>
      </mrow>
    </mrow>
    <annotation encoding="StarMath 5.0">{abs{n_{r}}}_2 = 0</annotation>
  </semantics>
</math>
</file>

<file path=Object 14/content.xml><?xml version="1.0" encoding="utf-8"?>
<math xmlns="http://www.w3.org/1998/Math/MathML">
  <semantics>
    <mrow>
      <mrow>
        <msub>
          <mi>n</mi>
          <mrow>
            <mi>r</mi>
          </mrow>
        </msub>
        <mo stretchy="false">=</mo>
        <mrow>
          <msub>
            <mi>n</mi>
            <mrow>
              <mi mathvariant="italic">лин</mi>
            </mrow>
          </msub>
          <mo stretchy="false">+</mo>
          <mn>2</mn>
        </mrow>
      </mrow>
    </mrow>
    <annotation encoding="StarMath 5.0">n_{r} = n_{лин} + 2</annotation>
  </semantics>
</math>
</file>

<file path=Object 15/content.xml><?xml version="1.0" encoding="utf-8"?>
<math xmlns="http://www.w3.org/1998/Math/MathML">
  <semantics>
    <mrow>
      <mrow>
        <msub>
          <mi>n</mi>
          <mrow>
            <mi mathvariant="italic">т.</mi>
            <mi mathvariant="italic">п.</mi>
          </mrow>
        </msub>
        <mo stretchy="false">=</mo>
        <mn>1</mn>
      </mrow>
    </mrow>
    <annotation encoding="StarMath 5.0">n_{т. п.} = 1</annotation>
  </semantics>
</math>
</file>

<file path=Object 16/content.xml><?xml version="1.0" encoding="utf-8"?>
<math xmlns="http://www.w3.org/1998/Math/MathML">
  <semantics>
    <mrow>
      <msub>
        <mi>n</mi>
        <mrow>
          <msub>
            <mi>c</mi>
            <mi mathvariant="italic">min</mi>
          </msub>
        </mrow>
      </msub>
      <mrow>
        <mrow>
          <mo stretchy="false">(</mo>
          <mrow>
            <msub>
              <mi>n</mi>
              <mi mathvariant="italic">лин</mi>
            </msub>
          </mrow>
          <mo stretchy="false">)</mo>
        </mrow>
        <mo stretchy="false">=</mo>
        <mn>2</mn>
      </mrow>
    </mrow>
    <annotation encoding="StarMath 5.0">n_{c_min}(n_лин) =2</annotation>
  </semantics>
</math>
</file>

<file path=Object 17/content.xml><?xml version="1.0" encoding="utf-8"?>
<math xmlns="http://www.w3.org/1998/Math/MathML">
  <semantics>
    <mrow>
      <msub>
        <mrow>
          <mfenced open="∣" close="∣">
            <mrow>
              <mi>x</mi>
            </mrow>
          </mfenced>
        </mrow>
        <mi>y</mi>
      </msub>
    </mrow>
    <annotation encoding="StarMath 5.0">{abs{x}}_y</annotation>
  </semantics>
</math>
</file>

<file path=Object 18/content.xml><?xml version="1.0" encoding="utf-8"?>
<math xmlns="http://www.w3.org/1998/Math/MathML">
  <semantics>
    <mrow>
      <mo stretchy="false">∀</mo>
      <mrow>
        <msub>
          <mi>n</mi>
          <mrow>
            <mi mathvariant="italic">т.</mi>
            <mi mathvariant="italic">п.</mi>
          </mrow>
        </msub>
        <mo stretchy="false">∈</mo>
        <mo stretchy="false">ℕ</mo>
      </mrow>
      <mi>,</mi>
      <mrow>
        <msub>
          <mi>n</mi>
          <mrow>
            <mi mathvariant="italic">т.</mi>
            <mi mathvariant="italic">п.</mi>
          </mrow>
        </msub>
        <mo stretchy="false">=</mo>
        <mrow>
          <msub>
            <mi>n</mi>
            <mrow>
              <mi mathvariant="italic">лин</mi>
            </mrow>
          </msub>
          <mo stretchy="false">−</mo>
          <mn>1</mn>
        </mrow>
      </mrow>
    </mrow>
    <annotation encoding="StarMath 5.0">forall n_{т. п.} in setN, n_{т. п.} = n_{лин} - 1</annotation>
  </semantics>
</math>
</file>

<file path=Object 19/content.xml><?xml version="1.0" encoding="utf-8"?>
<math xmlns="http://www.w3.org/1998/Math/MathML">
  <semantics>
    <mrow>
      <mrow>
        <msub>
          <mi>n</mi>
          <mrow>
            <mi mathvariant="italic">лин</mi>
          </mrow>
        </msub>
        <mo stretchy="false">=</mo>
        <mn>1</mn>
      </mrow>
    </mrow>
    <annotation encoding="StarMath 5.0">n_{лин} = 1</annotation>
  </semantics>
</math>
</file>

<file path=Object 2/content.xml><?xml version="1.0" encoding="utf-8"?>
<math xmlns="http://www.w3.org/1998/Math/MathML">
  <semantics>
    <mrow>
      <msub>
        <mi>n</mi>
        <mrow>
          <mi mathvariant="italic">лин</mi>
        </mrow>
      </msub>
    </mrow>
    <annotation encoding="StarMath 5.0">n_{лин}</annotation>
  </semantics>
</math>
</file>

<file path=Object 20/content.xml><?xml version="1.0" encoding="utf-8"?>
<math xmlns="http://www.w3.org/1998/Math/MathML">
  <semantics>
    <mrow>
      <msub>
        <mi>n</mi>
        <mi mathvariant="italic">окр</mi>
      </msub>
    </mrow>
    <annotation encoding="StarMath 5.0">n_окр</annotation>
  </semantics>
</math>
</file>

<file path=Object 21/content.xml><?xml version="1.0" encoding="utf-8"?>
<math xmlns="http://www.w3.org/1998/Math/MathML">
  <semantics>
    <mrow>
      <mrow>
        <msub>
          <mi>n</mi>
          <mrow>
            <mi mathvariant="italic">окр</mi>
          </mrow>
        </msub>
        <mo stretchy="false">=</mo>
        <mn>1</mn>
      </mrow>
    </mrow>
    <annotation encoding="StarMath 5.0">n_{окр} = 1</annotation>
  </semantics>
</math>
</file>

<file path=Object 22/content.xml><?xml version="1.0" encoding="utf-8"?>
<math xmlns="http://www.w3.org/1998/Math/MathML">
  <semantics>
    <mrow>
      <mrow>
        <msub>
          <mi>n</mi>
          <mrow>
            <mi mathvariant="italic">ГДО</mi>
          </mrow>
        </msub>
        <mo stretchy="false">=</mo>
        <msub>
          <mi>n</mi>
          <mrow>
            <mi mathvariant="italic">окр</mi>
          </mrow>
        </msub>
      </mrow>
    </mrow>
    <annotation encoding="StarMath 5.0">n_{ГДО} = n_{окр}</annotation>
  </semantics>
</math>
</file>

<file path=Object 23/content.xml><?xml version="1.0" encoding="utf-8"?>
<math xmlns="http://www.w3.org/1998/Math/MathML">
  <semantics>
    <mrow>
      <mo stretchy="false">∀</mo>
      <mrow>
        <msub>
          <mi>n</mi>
          <mrow>
            <mi mathvariant="italic">окр</mi>
          </mrow>
        </msub>
        <mo stretchy="false">∈</mo>
        <mo stretchy="false">ℕ</mo>
      </mrow>
      <mi>,</mi>
      <mrow>
        <msub>
          <mi>n</mi>
          <mrow>
            <mi mathvariant="italic">окр</mi>
          </mrow>
        </msub>
        <mo stretchy="false">⩾</mo>
        <mn>2</mn>
      </mrow>
    </mrow>
    <annotation encoding="StarMath 5.0">forall n_{окр} in setN, n_{окр}geslant 2</annotation>
  </semantics>
</math>
</file>

<file path=Object 24/content.xml><?xml version="1.0" encoding="utf-8"?>
<math xmlns="http://www.w3.org/1998/Math/MathML">
  <semantics>
    <mrow>
      <mrow>
        <msub>
          <mi>n</mi>
          <mrow>
            <mi>r</mi>
          </mrow>
        </msub>
        <mo stretchy="false">=</mo>
        <mrow>
          <msub>
            <mi>n</mi>
            <mrow>
              <mi mathvariant="italic">окр</mi>
            </mrow>
          </msub>
          <mo stretchy="false">+</mo>
          <mn>1</mn>
        </mrow>
      </mrow>
    </mrow>
    <annotation encoding="StarMath 5.0">n_{r} = n_{окр} + 1</annotation>
  </semantics>
</math>
</file>

<file path=Object 25/content.xml><?xml version="1.0" encoding="utf-8"?>
<math xmlns="http://www.w3.org/1998/Math/MathML">
  <semantics>
    <mrow>
      <mo stretchy="false">∀</mo>
      <mrow>
        <msub>
          <mi>n</mi>
          <mrow>
            <mi mathvariant="italic">т.</mi>
            <mi mathvariant="italic">п.</mi>
          </mrow>
        </msub>
        <mo stretchy="false">∈</mo>
        <mo stretchy="false">{</mo>
      </mrow>
      <mn>0,</mn>
      <mn>1</mn>
      <mo stretchy="false">}</mo>
    </mrow>
    <annotation encoding="StarMath 5.0">forall n_{т. п.} in \{0, 1\}</annotation>
  </semantics>
</math>
</file>

<file path=Object 3/content.xml><?xml version="1.0" encoding="utf-8"?>
<math xmlns="http://www.w3.org/1998/Math/MathML">
  <semantics>
    <mrow>
      <mrow>
        <msub>
          <mi>n</mi>
          <mrow>
            <mi mathvariant="italic">ГДО</mi>
          </mrow>
        </msub>
        <mo stretchy="false">=</mo>
        <msub>
          <mi>n</mi>
          <mrow>
            <mi mathvariant="italic">лин</mi>
          </mrow>
        </msub>
      </mrow>
    </mrow>
    <annotation encoding="StarMath 5.0">n_{ГДО} = n_{лин}</annotation>
  </semantics>
</math>
</file>

<file path=Object 4/content.xml><?xml version="1.0" encoding="utf-8"?>
<math xmlns="http://www.w3.org/1998/Math/MathML">
  <semantics>
    <mrow>
      <msub>
        <mi>n</mi>
        <mrow>
          <msub>
            <mi>c</mi>
            <mi mathvariant="italic">min</mi>
          </msub>
        </mrow>
      </msub>
    </mrow>
    <annotation encoding="StarMath 5.0">n_{c_min}</annotation>
  </semantics>
</math>
</file>

<file path=Object 5/content.xml><?xml version="1.0" encoding="utf-8"?>
<math xmlns="http://www.w3.org/1998/Math/MathML">
  <semantics>
    <mrow>
      <msub>
        <mi>n</mi>
        <mrow>
          <mi>r</mi>
        </mrow>
      </msub>
    </mrow>
    <annotation encoding="StarMath 5.0">n_{r}</annotation>
  </semantics>
</math>
</file>

<file path=Object 6/content.xml><?xml version="1.0" encoding="utf-8"?>
<math xmlns="http://www.w3.org/1998/Math/MathML">
  <semantics>
    <mrow>
      <msub>
        <mi>n</mi>
        <mrow>
          <mi mathvariant="italic">ГДО</mi>
        </mrow>
      </msub>
    </mrow>
    <annotation encoding="StarMath 5.0">n_{ГДО}</annotation>
  </semantics>
</math>
</file>

<file path=Object 7/content.xml><?xml version="1.0" encoding="utf-8"?>
<math xmlns="http://www.w3.org/1998/Math/MathML">
  <semantics>
    <mrow>
      <msub>
        <mi>n</mi>
        <mrow>
          <mi mathvariant="italic">т.</mi>
          <mi mathvariant="italic">п.</mi>
        </mrow>
      </msub>
    </mrow>
    <annotation encoding="StarMath 5.0">n_{т. п.}</annotation>
  </semantics>
</math>
</file>

<file path=Object 8/content.xml><?xml version="1.0" encoding="utf-8"?>
<math xmlns="http://www.w3.org/1998/Math/MathML">
  <semantics>
    <mrow>
      <mrow>
        <msub>
          <mi>n</mi>
          <mrow>
            <mi>r</mi>
          </mrow>
        </msub>
        <mo stretchy="false">=</mo>
        <mn>2</mn>
      </mrow>
    </mrow>
    <annotation encoding="StarMath 5.0">n_{r}=2</annotation>
  </semantics>
</math>
</file>

<file path=Object 9/content.xml><?xml version="1.0" encoding="utf-8"?>
<math xmlns="http://www.w3.org/1998/Math/MathML">
  <semantics>
    <mrow>
      <mrow>
        <msub>
          <mi>n</mi>
          <mrow>
            <mi mathvariant="italic">т.</mi>
            <mi mathvariant="italic">п.</mi>
          </mrow>
        </msub>
        <mo stretchy="false">=</mo>
        <mn>0</mn>
      </mrow>
    </mrow>
    <annotation encoding="StarMath 5.0">n_{т. п.} = 0</annotation>
  </semantics>
</math>
</file>